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76.7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pr-28-2016 07:22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8-2016 07:1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6-2016 12:04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11:5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5-2016 10:06 PM</text:p>
          </table:table-cell>
          <table:table-cell office:value-type="string" calcext:value-type="string">
            <text:p>19-METROTOWN STN/STANLEY PARK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10:03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09:42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ransfer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09:40 PM</text:p>
          </table:table-cell>
          <table:table-cell office:value-type="string" calcext:value-type="string">
            <text:p>25-BRENTWOOD STN/UBC</text:p>
          </table:table-cell>
          <table:table-cell office:value-type="string" calcext:value-type="string">
            <text:p>Transfer at Bus Stop 58496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09:37 PM</text:p>
          </table:table-cell>
          <table:table-cell office:value-type="string" calcext:value-type="string">
            <text:p>25-BRENTWOOD STN/UBC</text:p>
          </table:table-cell>
          <table:table-cell office:value-type="string" calcext:value-type="string">
            <text:p>Tap in at Bus Stop 51542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5-2016 05:40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25-2016 05:1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8-2016 10:16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7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8-2016 10:12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8-2016 10:01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8-2016 09:39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8-2016 05:40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18-2016 05:1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7-2016 12:41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7-2016 12:32 A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5-2016 07:06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5-2016 07:0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5-2016 01:08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15-2016 12:59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2-2016 03:45 PM</text:p>
          </table:table-cell>
          <table:table-cell office:value-type="string" calcext:value-type="string">
            <text:p>Granville Stn</text:p>
          </table:table-cell>
          <table:table-cell office:value-type="string" calcext:value-type="string">
            <text:p>Tap out at Granvill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12-2016 03:37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ransfer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2-2016 02:5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12-2016 02:4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1-2016 10:19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7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1-2016 10:16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1-2016 10:1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1-2016 09:52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1-2016 05:3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11-2016 05:0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09-2016 11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9-2016 11:30 PM</text:p>
          </table:table-cell>
          <table:table-cell office:value-type="string" calcext:value-type="string">
            <text:p>King Edward Stn</text:p>
          </table:table-cell>
          <table:table-cell office:value-type="string" calcext:value-type="string">
            <text:p>Tap in at King Edw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07-2016 12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07-2016 12:3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04-2016 10:0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4-2016 09:4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04-2016 04:49 PM</text:p>
          </table:table-cell>
          <table:table-cell office:value-type="string" calcext:value-type="string">
            <text:p>Gilmore Stn</text:p>
          </table:table-cell>
          <table:table-cell office:value-type="string" calcext:value-type="string">
            <text:p>Tap out at Gilmore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04-2016 04:2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01-2016 11:22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1-2016 11:13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01-2016 07:25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1-2016 07:19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26-2016 06:14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Refund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r-26-2016 06:12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25-2016 05:0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25-2016 04:52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ransfer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25-2016 04:17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25-2016 04:10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25-2016 12:21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25-2016 12:11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19-2016 01:0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19-2016 12:56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08-2016 09:3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08-2016 09:25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04-2016 07:2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04-2016 07:15 PM</text:p>
          </table:table-cell>
          <table:table-cell office:value-type="string" calcext:value-type="string">
            <text:p>Commercial-Broadway Stn</text:p>
          </table:table-cell>
          <table:table-cell office:value-type="string" calcext:value-type="string">
            <text:p>Tap in at Commercial-Broadway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04-2016 05:06 PM</text:p>
          </table:table-cell>
          <table:table-cell office:value-type="string" calcext:value-type="string">
            <text:p>Gilmore Stn</text:p>
          </table:table-cell>
          <table:table-cell office:value-type="string" calcext:value-type="string">
            <text:p>Tap out at Gilmore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r-04-2016 04:4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r-04-2016 09:18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r-04-2016 09:05 AM</text:p>
          </table:table-cell>
          <table:table-cell office:value-type="string" calcext:value-type="string">
            <text:p>Oakridge-41st Stn</text:p>
          </table:table-cell>
          <table:table-cell office:value-type="string" calcext:value-type="string">
            <text:p>Transfer at Oakridge-41s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r-04-2016 07:48 AM</text:p>
          </table:table-cell>
          <table:table-cell office:value-type="string" calcext:value-type="string">
            <text:p>Oakridge-41st Stn</text:p>
          </table:table-cell>
          <table:table-cell office:value-type="string" calcext:value-type="string">
            <text:p>Tap out at Oakridge-41s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r-04-2016 07:37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Feb-07-2016 11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-07-2016 11:16 P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in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Jan-28-2016 11:05 A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out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an-28-2016 10:36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an-12-2016 06:41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-12-2016 06:37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an-09-2016 01:03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-09-2016 12:5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an-02-2016 04:07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-02-2016 04:00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an-02-2016 04:00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Missing Tap out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30-2016 09:1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30-2016 09:07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9-2016 10:2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29-2016 10:1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9-2016 10:1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Missing Tap out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29-2016 07:0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8-2016 05:05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28-2016 05:04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8-2016 04:1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28-2016 04:06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l-26-2016 08:16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26-2016 07:47 P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in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Jul-15-2016 09:19 A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out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ul-15-2016 08:51 A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l-14-2016 08:10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14-2016 08:00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ransfer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14-2016 07:3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14-2016 07:23 PM</text:p>
          </table:table-cell>
          <table:table-cell office:value-type="string" calcext:value-type="string">
            <text:p>Yaletown-Roundhouse Stn</text:p>
          </table:table-cell>
          <table:table-cell office:value-type="string" calcext:value-type="string">
            <text:p>Tap in at Yaletown-Roundhous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13-2016 02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13-2016 02:34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ransfer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13-2016 02:0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13-2016 01:57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l-11-2016 11:0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11-2016 10:54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09-2016 04:0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09-2016 03:59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09-2016 12:50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09-2016 12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07-2016 02:37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07-2016 02:30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l-06-2016 11:23 PM</text:p>
          </table:table-cell>
          <table:table-cell office:value-type="string" calcext:value-type="string">
            <text:p>2-MACDONALD/DOWNTOWN</text:p>
          </table:table-cell>
          <table:table-cell office:value-type="string" calcext:value-type="string">
            <text:p>Tap in at Bus Stop 50072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05-2016 10:41 PM</text:p>
          </table:table-cell>
          <table:table-cell office:value-type="string" calcext:value-type="string">
            <text:p>2-MACDONALD/DOWNTOWN</text:p>
          </table:table-cell>
          <table:table-cell office:value-type="string" calcext:value-type="string">
            <text:p>Tap in at Bus Stop 50072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04-2016 07:55 PM</text:p>
          </table:table-cell>
          <table:table-cell office:value-type="string" calcext:value-type="string">
            <text:p>Commercial-Broadway Stn</text:p>
          </table:table-cell>
          <table:table-cell office:value-type="string" calcext:value-type="string">
            <text:p>Tap out at Commercial-Broadway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04-2016 07:4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30-2016 02:5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n-30-2016 02:45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27-2016 10:1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27-2016 09:41 P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in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Jun-23-2016 07:59 A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out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un-23-2016 07:35 A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22-2016 01:45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n-22-2016 01:36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ransfer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22-2016 12:24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n-22-2016 12:17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21-2016 04:0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un-21-2016 03:38 PM</text:p>
          </table:table-cell>
          <table:table-cell office:value-type="string" calcext:value-type="string">
            <text:p>Lonsdale Quay</text:p>
          </table:table-cell>
          <table:table-cell office:value-type="string" calcext:value-type="string">
            <text:p>Tap in at Lonsdale Quay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21-2016 01:46 PM</text:p>
          </table:table-cell>
          <table:table-cell office:value-type="string" calcext:value-type="string">
            <text:p>Lonsdale Quay</text:p>
          </table:table-cell>
          <table:table-cell office:value-type="string" calcext:value-type="string">
            <text:p>Tap out at Lonsdale Quay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un-21-2016 01:1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21-2016 12:31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21-2016 12:19 A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20-2016 09:04 PM</text:p>
          </table:table-cell>
          <table:table-cell office:value-type="string" calcext:value-type="string">
            <text:p>8-FRASER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20-2016 09:04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20-2016 08:46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ransfer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20-2016 08:42 PM</text:p>
          </table:table-cell>
          <table:table-cell office:value-type="string" calcext:value-type="string">
            <text:p>25-BRENTWOOD STN/UBC</text:p>
          </table:table-cell>
          <table:table-cell office:value-type="string" calcext:value-type="string">
            <text:p>Tap in at Bus Stop 51542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20-2016 05:29 PM</text:p>
          </table:table-cell>
          <table:table-cell office:value-type="string" calcext:value-type="string">
            <text:p>130-METROTOWN/HASTINGS/KOOTENAY/CAP U</text:p>
          </table:table-cell>
          <table:table-cell office:value-type="string" calcext:value-type="string">
            <text:p>Transfer at Bus Stop 61806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20-2016 04:42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un-20-2016 04:20 PM</text:p>
          </table:table-cell>
          <table:table-cell office:value-type="string" calcext:value-type="string">
            <text:p>Granville Stn</text:p>
          </table:table-cell>
          <table:table-cell office:value-type="string" calcext:value-type="string">
            <text:p>Tap in at Granvill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18-2016 12:11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7-2016 11:59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17-2016 07:15 PM</text:p>
          </table:table-cell>
          <table:table-cell office:value-type="string" calcext:value-type="string">
            <text:p>King Edward Stn</text:p>
          </table:table-cell>
          <table:table-cell office:value-type="string" calcext:value-type="string">
            <text:p>Tap out at King Edw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7-2016 07:0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16-2016 02:43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n-16-2016 02:36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13-2016 07:1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3-2016 07:08 PM</text:p>
          </table:table-cell>
          <table:table-cell office:value-type="string" calcext:value-type="string">
            <text:p>Yaletown-Roundhouse Stn</text:p>
          </table:table-cell>
          <table:table-cell office:value-type="string" calcext:value-type="string">
            <text:p>Tap in at Yaletown-Roundhous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11-2016 08:13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1-2016 08:03 A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1-2016 07:14 A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1-2016 07:05 A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1-2016 07:02 A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1-2016 06:53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10-2016 08:38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0-2016 08:2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10-2016 04:58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n-10-2016 04:49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10-2016 12:52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10-2016 12:46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07-2016 12:30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07-2016 12:11 A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06-2016 10:13 PM</text:p>
          </table:table-cell>
          <table:table-cell office:value-type="string" calcext:value-type="string">
            <text:p>8-FRASER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06-2016 10:1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06-2016 09:55 PM</text:p>
          </table:table-cell>
          <table:table-cell office:value-type="string" calcext:value-type="string">
            <text:p>Metrotown Stn</text:p>
          </table:table-cell>
          <table:table-cell office:value-type="string" calcext:value-type="string">
            <text:p>Transfer at Metrotown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06-2016 09:43 PM</text:p>
          </table:table-cell>
          <table:table-cell office:value-type="string" calcext:value-type="string">
            <text:p>130-METROTOWN/HASTINGS/KOOTENAY/CAP U</text:p>
          </table:table-cell>
          <table:table-cell office:value-type="string" calcext:value-type="string">
            <text:p>Tap in at Bus Stop 51546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-06-2016 05:24 PM</text:p>
          </table:table-cell>
          <table:table-cell office:value-type="string" calcext:value-type="string">
            <text:p>130-METROTOWN/HASTINGS/KOOTENAY/CAP U</text:p>
          </table:table-cell>
          <table:table-cell office:value-type="string" calcext:value-type="string">
            <text:p>Transfer at Bus Stop 61806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-06-2016 04:3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Jun-06-2016 04:1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n-02-2016 02:5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n-02-2016 02:44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30-2016 10:11 PM</text:p>
          </table:table-cell>
          <table:table-cell office:value-type="string" calcext:value-type="string">
            <text:p>8-FRASER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30-2016 10:07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30-2016 09:48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30-2016 05:28 PM</text:p>
          </table:table-cell>
          <table:table-cell office:value-type="string" calcext:value-type="string">
            <text:p>130-METROTOWN/HASTINGS/KOOTENAY/CAP U</text:p>
          </table:table-cell>
          <table:table-cell office:value-type="string" calcext:value-type="string">
            <text:p>Transfer at Bus Stop 61806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30-2016 04:51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30-2016 04:2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27-2016 03:5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y-27-2016 03:4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24-2016 07:23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24-2016 07:1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22-2016 05:58 PM</text:p>
          </table:table-cell>
          <table:table-cell office:value-type="string" calcext:value-type="string">
            <text:p>Commercial-Broadway Stn</text:p>
          </table:table-cell>
          <table:table-cell office:value-type="string" calcext:value-type="string">
            <text:p>Tap out at Commercial-Broadway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22-2016 05:47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21-2016 06:3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21-2016 06:30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20-2016 04:45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y-20-2016 04:36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19-2016 12:01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8-2016 11:5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16-2016 10:24 PM</text:p>
          </table:table-cell>
          <table:table-cell office:value-type="string" calcext:value-type="string">
            <text:p>19-METROTOWN STN/STANLEY PARK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6-2016 10:24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6-2016 10:0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16-2016 05:22 PM</text:p>
          </table:table-cell>
          <table:table-cell office:value-type="string" calcext:value-type="string">
            <text:p>130-METROTOWN/HASTINGS/KOOTENAY/CAP U</text:p>
          </table:table-cell>
          <table:table-cell office:value-type="string" calcext:value-type="string">
            <text:p>Transfer at Bus Stop 61806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6-2016 04:35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16-2016 04:1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15-2016 11:5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5-2016 11:36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15-2016 07:51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5-2016 07:40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5-2016 07:40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5-2016 07:3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14-2016 12:51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14-2016 12:40 AM</text:p>
          </table:table-cell>
          <table:table-cell office:value-type="string" calcext:value-type="string">
            <text:p>Commercial Drive Stn</text:p>
          </table:table-cell>
          <table:table-cell office:value-type="string" calcext:value-type="string">
            <text:p>Tap in at Commercial Driv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13-2016 12:08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y-13-2016 12:00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9-2016 10:24 PM</text:p>
          </table:table-cell>
          <table:table-cell office:value-type="string" calcext:value-type="string">
            <text:p>19-METROTOWN STN/STANLEY PARK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9-2016 10:24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9-2016 10:03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9-2016 05:07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09-2016 04:4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8-2016 09:2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8-2016 09:1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7-2016 12:2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7-2016 12:19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ransfer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7-2016 11:19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7-2016 11:12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5-2016 09:3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5-2016 09:16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ransfer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5-2016 09:12 PM</text:p>
          </table:table-cell>
          <table:table-cell office:value-type="string" calcext:value-type="string">
            <text:p>25-BRENTWOOD STN/UBC</text:p>
          </table:table-cell>
          <table:table-cell office:value-type="string" calcext:value-type="string">
            <text:p>Tap in at Bus Stop 51543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5-2016 04:07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05-2016 03:4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5-2016 12:5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y-05-2016 12:4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4-2016 10:09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04-2016 09:47 AM</text:p>
          </table:table-cell>
          <table:table-cell office:value-type="string" calcext:value-type="string">
            <text:p>Gilmore Stn</text:p>
          </table:table-cell>
          <table:table-cell office:value-type="string" calcext:value-type="string">
            <text:p>Tap in at Gilmo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4-2016 08:16 A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04-2016 07:53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2-2016 10:3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2-2016 10:07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2-2016 05:3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ay-02-2016 05:22 PM</text:p>
          </table:table-cell>
          <table:table-cell office:value-type="string" calcext:value-type="string">
            <text:p>Commercial Drive Stn</text:p>
          </table:table-cell>
          <table:table-cell office:value-type="string" calcext:value-type="string">
            <text:p>Transfer at Commercial Driv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2-2016 05:16 PM</text:p>
          </table:table-cell>
          <table:table-cell office:value-type="string" calcext:value-type="string">
            <text:p>Commercial Drive Stn</text:p>
          </table:table-cell>
          <table:table-cell office:value-type="string" calcext:value-type="string">
            <text:p>Tap out at Commercial Driv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ay-02-2016 05:0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May-01-2016 11:2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1-2016 11:09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1-2016 07:57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1-2016 07:46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1-2016 06:0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1-2016 06:0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May-01-2016 06:0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Missing Tap out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-01-2016 12:5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8-2016 07:22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8-2016 07:1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6-2016 12:04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11:5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5-2016 10:06 PM</text:p>
          </table:table-cell>
          <table:table-cell office:value-type="string" calcext:value-type="string">
            <text:p>19-METROTOWN STN/STANLEY PARK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10:03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09:42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ransfer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09:40 PM</text:p>
          </table:table-cell>
          <table:table-cell office:value-type="string" calcext:value-type="string">
            <text:p>25-BRENTWOOD STN/UBC</text:p>
          </table:table-cell>
          <table:table-cell office:value-type="string" calcext:value-type="string">
            <text:p>Transfer at Bus Stop 58496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25-2016 09:37 PM</text:p>
          </table:table-cell>
          <table:table-cell office:value-type="string" calcext:value-type="string">
            <text:p>25-BRENTWOOD STN/UBC</text:p>
          </table:table-cell>
          <table:table-cell office:value-type="string" calcext:value-type="string">
            <text:p>Tap in at Bus Stop 51542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25-2016 05:40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25-2016 05:1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8-2016 10:16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7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8-2016 10:12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8-2016 10:01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8-2016 09:39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8-2016 05:40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18-2016 05:1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7-2016 12:41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7-2016 12:32 A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5-2016 07:06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5-2016 07:0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5-2016 01:08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15-2016 12:59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2-2016 03:45 PM</text:p>
          </table:table-cell>
          <table:table-cell office:value-type="string" calcext:value-type="string">
            <text:p>Granville Stn</text:p>
          </table:table-cell>
          <table:table-cell office:value-type="string" calcext:value-type="string">
            <text:p>Tap out at Granvill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12-2016 03:37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ransfer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2-2016 02:5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12-2016 02:4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11-2016 10:19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7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1-2016 10:16 PM</text:p>
          </table:table-cell>
          <table:table-cell office:value-type="string" calcext:value-type="string">
            <text:p>3-MAIN/DOWNTOWN</text:p>
          </table:table-cell>
          <table:table-cell office:value-type="string" calcext:value-type="string">
            <text:p>Transfer at Bus Stop 50233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1-2016 10:1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11-2016 09:52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11-2016 05:3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out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11-2016 05:0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09-2016 11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9-2016 11:30 PM</text:p>
          </table:table-cell>
          <table:table-cell office:value-type="string" calcext:value-type="string">
            <text:p>King Edward Stn</text:p>
          </table:table-cell>
          <table:table-cell office:value-type="string" calcext:value-type="string">
            <text:p>Tap in at King Edw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07-2016 12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pr-07-2016 12:3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04-2016 10:0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4-2016 09:44 PM</text:p>
          </table:table-cell>
          <table:table-cell office:value-type="string" calcext:value-type="string">
            <text:p>Brentwood Stn</text:p>
          </table:table-cell>
          <table:table-cell office:value-type="string" calcext:value-type="string">
            <text:p>Tap in at Brentwoo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04-2016 04:49 PM</text:p>
          </table:table-cell>
          <table:table-cell office:value-type="string" calcext:value-type="string">
            <text:p>Gilmore Stn</text:p>
          </table:table-cell>
          <table:table-cell office:value-type="string" calcext:value-type="string">
            <text:p>Tap out at Gilmore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pr-04-2016 04:2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pr-01-2016 11:22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1-2016 11:13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pr-01-2016 07:25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-01-2016 07:19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31-2016 04:37 PM</text:p>
          </table:table-cell>
          <table:table-cell office:value-type="string" calcext:value-type="string">
            <text:p>99-COMMERCIAL-BROADWAY/UBC (B-LINE)</text:p>
          </table:table-cell>
          <table:table-cell office:value-type="string" calcext:value-type="string">
            <text:p>Transfer at Bus Stop 52095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31-2016 04:26 PM</text:p>
          </table:table-cell>
          <table:table-cell office:value-type="string" calcext:value-type="string">
            <text:p>99-COMMERCIAL-BROADWAY/UBC (B-LINE)</text:p>
          </table:table-cell>
          <table:table-cell office:value-type="string" calcext:value-type="string">
            <text:p>Transfer at Bus Stop 58501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31-2016 04:24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31-2016 04:15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31-2016 03:41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31-2016 03:3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31-2016 12:14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31-2016 12:04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7-2016 08:2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7-2016 08:14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7-2016 07:14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7-2016 07:1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6-2016 08:59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6-2016 08:56 PM</text:p>
          </table:table-cell>
          <table:table-cell office:value-type="string" calcext:value-type="string">
            <text:p>Granville Stn</text:p>
          </table:table-cell>
          <table:table-cell office:value-type="string" calcext:value-type="string">
            <text:p>Transfer at Granvill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6-2016 08:53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6-2016 08:48 PM</text:p>
          </table:table-cell>
          <table:table-cell office:value-type="string" calcext:value-type="string">
            <text:p>Yaletown-Roundhouse Stn</text:p>
          </table:table-cell>
          <table:table-cell office:value-type="string" calcext:value-type="string">
            <text:p>Tap in at Yaletown-Roundhous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6-2016 02:3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26-2016 02:2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24-2016 02:37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24-2016 02:3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23-2016 10:2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3-2016 10:1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3-2016 05:0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3-2016 04:5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3-2016 12:07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2-2016 11:56 PM</text:p>
          </table:table-cell>
          <table:table-cell office:value-type="string" calcext:value-type="string">
            <text:p>Commercial-Broadway Stn</text:p>
          </table:table-cell>
          <table:table-cell office:value-type="string" calcext:value-type="string">
            <text:p>Tap in at Commercial-Broadway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0-2016 11:57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0-2016 11:4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0-2016 04:53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20-2016 04:5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19-2016 09:3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19-2016 09:27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19-2016 06:33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19-2016 06:26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19-2016 02:58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19-2016 02:5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16-2016 04:48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16-2016 04:4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14-2016 11:0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14-2016 10:56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14-2016 04:0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14-2016 04:0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11-2016 10:4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11-2016 10:39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11-2016 07:56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11-2016 07:47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09-2016 04:25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09-2016 04:1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08-2016 11:27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08-2016 11:21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04-2016 01:01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04-2016 12:46 A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01-2016 12:52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01-2016 12:46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30-2016 07:53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30-2016 07:46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26-2016 12:17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26-2016 12:02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23-2016 12:15 PM</text:p>
          </table:table-cell>
          <table:table-cell office:value-type="string" calcext:value-type="string">
            <text:p>Lonsdale Quay</text:p>
          </table:table-cell>
          <table:table-cell office:value-type="string" calcext:value-type="string">
            <text:p>Tap out at Lonsdale Quay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Sep-23-2016 11:44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Sep-19-2016 11:3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19-2016 11:24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13-2016 10:46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13-2016 10:35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13-2016 07:19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13-2016 07:0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11-2016 01:10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11-2016 01:02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10-2016 07:29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10-2016 07:2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09-2016 08:55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09-2016 08:4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ep-01-2016 06:39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-01-2016 06:3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Aug-04-2016 03:06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ug-04-2016 02:56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Aug-01-2016 08:22 PM</text:p>
          </table:table-cell>
          <table:table-cell office:value-type="string" calcext:value-type="string">
            <text:p>Commercial-Broadway Stn</text:p>
          </table:table-cell>
          <table:table-cell office:value-type="string" calcext:value-type="string">
            <text:p>Tap out at Commercial-Broadway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g-01-2016 08:1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30-2016 09:1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30-2016 09:07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9-2016 10:2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29-2016 10:1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9-2016 10:1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Missing Tap out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29-2016 07:0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8-2016 05:05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28-2016 05:04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l-28-2016 04:1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ul-28-2016 04:06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Jul-26-2016 08:16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-26-2016 07:47 P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in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Dec-30-2016 12:12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30-2016 12:02 A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29-2016 06:49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29-2016 06:43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28-2016 09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28-2016 09:11 P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in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Dec-21-2016 11:27 AM</text:p>
          </table:table-cell>
          <table:table-cell office:value-type="string" calcext:value-type="string">
            <text:p>YVR-Airport Stn</text:p>
          </table:table-cell>
          <table:table-cell office:value-type="string" calcext:value-type="string">
            <text:p>Tap out at YVR-Airport Stn</text:p>
          </table:table-cell>
          <table:table-cell office:value-type="string" calcext:value-type="string">
            <text:p>Stored Value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ec-21-2016 10:57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Dec-18-2016 08:08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18-2016 08:0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17-2016 12:52 A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17-2016 12:45 A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in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16-2016 08:14 PM</text:p>
          </table:table-cell>
          <table:table-cell office:value-type="string" calcext:value-type="string">
            <text:p>Olympic Village Stn</text:p>
          </table:table-cell>
          <table:table-cell office:value-type="string" calcext:value-type="string">
            <text:p>Tap out at Olympic Villag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16-2016 08:07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in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13-2016 03:5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Dec-13-2016 03:47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Dec-11-2016 11:1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11-2016 11:0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08-2016 02:0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Dec-08-2016 01:51 PM</text:p>
          </table:table-cell>
          <table:table-cell office:value-type="string" calcext:value-type="string">
            <text:p>VCC-Clark Stn</text:p>
          </table:table-cell>
          <table:table-cell office:value-type="string" calcext:value-type="string">
            <text:p>Transfer at VCC-Clark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Dec-08-2016 12:48 PM</text:p>
          </table:table-cell>
          <table:table-cell office:value-type="string" calcext:value-type="string">
            <text:p>VCC-Clark Stn</text:p>
          </table:table-cell>
          <table:table-cell office:value-type="string" calcext:value-type="string">
            <text:p>Tap out at VCC-Clark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Dec-08-2016 12:3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Dec-05-2016 05:0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Dec-05-2016 04:5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Dec-02-2016 04:01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Dec-02-2016 03:57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Dec-01-2016 10:34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-01-2016 10:22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28-2016 05:01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Nov-28-2016 04:5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Nov-27-2016 10:48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27-2016 10:40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27-2016 07:32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27-2016 07:2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27-2016 12:43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27-2016 12:32 AM</text:p>
          </table:table-cell>
          <table:table-cell office:value-type="string" calcext:value-type="string">
            <text:p>Commercial Drive Stn</text:p>
          </table:table-cell>
          <table:table-cell office:value-type="string" calcext:value-type="string">
            <text:p>Tap in at Commercial Driv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20-2016 11:0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20-2016 10:55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19-2016 06:58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19-2016 06:5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15-2016 11:3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15-2016 11:31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15-2016 08:13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15-2016 08:07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11-2016 12:1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11-2016 12:09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in at Stadium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05-2016 09:32 A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05-2016 09:30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04-2016 04:41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Nov-04-2016 04:33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in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Nov-02-2016 10:43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02-2016 10:35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Nov-02-2016 07:37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02-2016 07:3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31-2016 04:37 PM</text:p>
          </table:table-cell>
          <table:table-cell office:value-type="string" calcext:value-type="string">
            <text:p>99-COMMERCIAL-BROADWAY/UBC (B-LINE)</text:p>
          </table:table-cell>
          <table:table-cell office:value-type="string" calcext:value-type="string">
            <text:p>Transfer at Bus Stop 52095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31-2016 04:26 PM</text:p>
          </table:table-cell>
          <table:table-cell office:value-type="string" calcext:value-type="string">
            <text:p>99-COMMERCIAL-BROADWAY/UBC (B-LINE)</text:p>
          </table:table-cell>
          <table:table-cell office:value-type="string" calcext:value-type="string">
            <text:p>Transfer at Bus Stop 58501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31-2016 04:24 PM</text:p>
          </table:table-cell>
          <table:table-cell office:value-type="string" calcext:value-type="string">
            <text:p>Broadway-City Hall Stn</text:p>
          </table:table-cell>
          <table:table-cell office:value-type="string" calcext:value-type="string">
            <text:p>Tap out at Broadway-City Hall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31-2016 04:15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31-2016 03:41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31-2016 03:35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31-2016 12:14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31-2016 12:04 A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7-2016 08:2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7-2016 08:14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ransfer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7-2016 07:14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7-2016 07:10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6-2016 08:59 PM</text:p>
          </table:table-cell>
          <table:table-cell office:value-type="string" calcext:value-type="string">
            <text:p>Stadium Stn</text:p>
          </table:table-cell>
          <table:table-cell office:value-type="string" calcext:value-type="string">
            <text:p>Tap out at Stadium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6-2016 08:56 PM</text:p>
          </table:table-cell>
          <table:table-cell office:value-type="string" calcext:value-type="string">
            <text:p>Granville Stn</text:p>
          </table:table-cell>
          <table:table-cell office:value-type="string" calcext:value-type="string">
            <text:p>Transfer at Granvill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6-2016 08:53 PM</text:p>
          </table:table-cell>
          <table:table-cell office:value-type="string" calcext:value-type="string">
            <text:p>Vancouver City Centre Stn</text:p>
          </table:table-cell>
          <table:table-cell office:value-type="string" calcext:value-type="string">
            <text:p>Tap out at Vancouver City Centre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6-2016 08:48 PM</text:p>
          </table:table-cell>
          <table:table-cell office:value-type="string" calcext:value-type="string">
            <text:p>Yaletown-Roundhouse Stn</text:p>
          </table:table-cell>
          <table:table-cell office:value-type="string" calcext:value-type="string">
            <text:p>Tap in at Yaletown-Roundhouse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6-2016 02:3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26-2016 02:29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in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24-2016 02:37 PM</text:p>
          </table:table-cell>
          <table:table-cell office:value-type="string" calcext:value-type="string">
            <text:p>Waterfront Stn</text:p>
          </table:table-cell>
          <table:table-cell office:value-type="string" calcext:value-type="string">
            <text:p>Tap out at Waterfront Stn</text:p>
          </table:table-cell>
          <table:table-cell office:value-type="string" calcext:value-type="string">
            <text:p>Stored Valu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ct-24-2016 02:32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Oct-23-2016 10:24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3-2016 10:1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in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3-2016 05:08 PM</text:p>
          </table:table-cell>
          <table:table-cell office:value-type="string" calcext:value-type="string">
            <text:p>Main Street Stn</text:p>
          </table:table-cell>
          <table:table-cell office:value-type="string" calcext:value-type="string">
            <text:p>Tap out at Main Street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3-2016 04:59 P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in at Burrard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Oct-23-2016 12:07 AM</text:p>
          </table:table-cell>
          <table:table-cell office:value-type="string" calcext:value-type="string">
            <text:p>Burrard Stn</text:p>
          </table:table-cell>
          <table:table-cell office:value-type="string" calcext:value-type="string">
            <text:p>Tap out at Burrard Stn</text:p>
          </table:table-cell>
          <table:table-cell office:value-type="string" calcext:value-type="string">
            <text:p>Stored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-22-2016 11:56 PM</text:p>
          </table:table-cell>
          <table:table-cell office:value-type="string" calcext:value-type="string">
            <text:p>Commercial-Broadway Stn</text:p>
          </table:table-cell>
          <table:table-cell office:value-type="string" calcext:value-type="string">
            <text:p>Tap in at Commercial-Broadway Stn</text:p>
          </table:table-cell>
          <table:table-cell office:value-type="string" calcext:value-type="string">
            <text:p>Stored Value</text:p>
          </table:table-cell>
          <table:table-cell office:value-type="float" office:value="-2.1" calcext:value-type="float">
            <text:p>-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2:24:17.143864213</meta:creation-date>
    <dc:date>2017-03-01T22:27:52.306465313</dc:date>
    <meta:editing-duration>PT1M25S</meta:editing-duration>
    <meta:editing-cycles>1</meta:editing-cycles>
    <meta:document-statistic meta:table-count="1" meta:cell-count="2250" meta:object-count="0"/>
    <meta:generator>LibreOffice/5.1.6.2$Linux_X86_64 LibreOffice_project/10m0$Build-2</meta:generator>
  </office:meta>
</office:document-meta>
</file>